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ro" fo:country="RO"/>
    </style:style>
    <style:style style:name="P3" style:family="paragraph" style:parent-style-name="Text_20_body">
      <style:text-properties fo:language="ro" fo:country="RO"/>
    </style:style>
    <style:style style:name="P4"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26pt" fo:language="ro" fo:country="RO"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26pt" fo:language="ro" fo:country="RO" fo:font-style="normal" style:text-underline-style="none" fo:font-weight="normal" style:text-blinking="false" fo:background-color="transparent"/>
    </style:style>
    <style:style style:name="P6" style:family="paragraph" style:parent-style-name="Text_20_body">
      <style:paragraph-properties fo:margin-left="0in" fo:margin-right="0in" fo:margin-top="0in" fo:margin-bottom="0in" style:contextual-spacing="false" fo:line-height="138%" fo:text-align="center" style:justify-single-word="false" fo:text-indent="0in" style:auto-text-indent="false" fo:break-before="page" style:writing-mode="lr-tb"/>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officeooo:rsid="002eae5d" officeooo:paragraph-rsid="002eae5d" style:text-blinking="false" fo:background-color="transparent"/>
    </style:style>
    <style:style style:name="P7"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officeooo:rsid="002eae5d" officeooo:paragraph-rsid="002eae5d" style:text-blinking="false" fo:background-color="transparent"/>
    </style:style>
    <style:style style:name="P8" style:family="paragraph" style:parent-style-name="Text_20_body">
      <style:text-properties fo:font-variant="normal" fo:text-transform="none" fo:color="#000000" loext:opacity="100%" style:text-line-through-style="none" style:text-line-through-type="none" style:font-name="Arial" fo:font-size="20pt" fo:language="ro" fo:country="RO" fo:font-style="normal" style:text-underline-style="none" fo:font-weight="normal" style:text-blinking="false" fo:background-color="transparent"/>
    </style:style>
    <style:style style:name="P9" style:family="paragraph" style:parent-style-name="Text_20_body">
      <style:paragraph-properties fo:line-height="150%"/>
      <style:text-properties style:font-name="Times New Roman" fo:language="ro" fo:country="RO"/>
    </style:style>
    <style:style style:name="P10" style:family="paragraph" style:parent-style-name="Text_20_body">
      <style:paragraph-properties fo:line-height="115%"/>
      <style:text-properties style:font-name="Times New Roman" fo:language="ro" fo:country="RO"/>
    </style:style>
    <style:style style:name="P11" style:family="paragraph" style:parent-style-name="Text_20_body">
      <style:paragraph-properties fo:margin-left="0in" fo:margin-right="0in" fo:margin-top="0in" fo:margin-bottom="0in" style:contextual-spacing="false" fo:line-height="115%" fo:text-indent="0in" style:auto-text-indent="false" style:writing-mode="lr-tb"/>
      <style:text-properties style:font-name="Times New Roman" fo:language="ro" fo:country="RO"/>
    </style:style>
    <style:style style:name="P12" style:family="paragraph" style:parent-style-name="Standard">
      <style:paragraph-properties fo:line-height="150%"/>
      <style:text-properties officeooo:rsid="00162977" officeooo:paragraph-rsid="00237cda"/>
    </style:style>
    <style:style style:name="P13" style:family="paragraph" style:parent-style-name="Text_20_body">
      <style:paragraph-properties fo:line-height="150%"/>
      <style:text-properties officeooo:rsid="00162977" officeooo:paragraph-rsid="00162977"/>
    </style:style>
    <style:style style:name="P14" style:family="paragraph" style:parent-style-name="Text_20_body">
      <style:paragraph-properties fo:line-height="150%"/>
      <style:text-properties fo:font-size="12pt" officeooo:rsid="00178202" officeooo:paragraph-rsid="00178202" style:font-size-asian="12pt" style:font-size-complex="12pt"/>
    </style:style>
    <style:style style:name="P15" style:family="paragraph" style:parent-style-name="Text_20_body">
      <style:paragraph-properties fo:line-height="150%"/>
      <style:text-properties fo:font-size="12pt" officeooo:rsid="00237cda" officeooo:paragraph-rsid="00237cda" style:font-size-asian="12pt" style:font-size-complex="12pt"/>
    </style:style>
    <style:style style:name="P16" style:family="paragraph" style:parent-style-name="Text_20_body">
      <style:paragraph-properties fo:line-height="150%"/>
      <style:text-properties fo:font-size="12pt" officeooo:rsid="002aad60" officeooo:paragraph-rsid="002aad60" style:font-size-asian="12pt" style:font-size-complex="12pt"/>
    </style:style>
    <style:style style:name="P17" style:family="paragraph" style:parent-style-name="Text_20_body">
      <style:paragraph-properties fo:line-height="150%"/>
      <style:text-properties fo:font-size="12pt" officeooo:rsid="002c8bc7" officeooo:paragraph-rsid="002aad60" style:font-size-asian="12pt" style:font-size-complex="12pt"/>
    </style:style>
    <style:style style:name="P18" style:family="paragraph" style:parent-style-name="Text_20_body">
      <style:paragraph-properties fo:line-height="150%"/>
      <style:text-properties fo:font-size="12pt" officeooo:rsid="002cd9dd" officeooo:paragraph-rsid="002cd9dd" style:font-size-asian="12pt" style:font-size-complex="12pt"/>
    </style:style>
    <style:style style:name="P19" style:family="paragraph" style:parent-style-name="Text_20_body">
      <style:paragraph-properties fo:line-height="150%"/>
      <style:text-properties fo:font-size="12pt" officeooo:rsid="002cd9dd" style:font-size-asian="12pt" style:font-size-complex="12pt"/>
    </style:style>
    <style:style style:name="P20" style:family="paragraph" style:parent-style-name="Text_20_body">
      <style:paragraph-properties fo:line-height="150%"/>
      <style:text-properties fo:font-size="12pt" officeooo:rsid="001671a0" officeooo:paragraph-rsid="002cd9dd" style:font-size-asian="12pt" style:font-size-complex="12pt"/>
    </style:style>
    <style:style style:name="P21" style:family="paragraph" style:parent-style-name="Text_20_body">
      <style:paragraph-properties fo:line-height="150%"/>
      <style:text-properties fo:font-size="12pt" officeooo:rsid="0016b06d" officeooo:paragraph-rsid="00237cda" style:font-size-asian="12pt" style:font-size-complex="12pt"/>
    </style:style>
    <style:style style:name="P22" style:family="paragraph" style:parent-style-name="Text_20_body">
      <style:paragraph-properties fo:line-height="150%"/>
      <style:text-properties fo:font-size="12pt" officeooo:rsid="0015f875" style:font-size-asian="12pt" style:font-size-complex="12pt"/>
    </style:style>
    <style:style style:name="P23" style:family="paragraph" style:parent-style-name="Text_20_body">
      <style:paragraph-properties fo:line-height="150%"/>
      <style:text-properties fo:font-size="12pt" officeooo:rsid="00197c27" officeooo:paragraph-rsid="00178202" style:font-size-asian="12pt" style:font-size-complex="12pt"/>
    </style:style>
    <style:style style:name="P24" style:family="paragraph" style:parent-style-name="Text_20_body">
      <style:paragraph-properties fo:line-height="150%"/>
      <style:text-properties fo:font-size="12pt" officeooo:rsid="0021a418" style:font-size-asian="12pt" style:font-size-complex="12pt"/>
    </style:style>
    <style:style style:name="P25" style:family="paragraph" style:parent-style-name="Text_20_body">
      <style:paragraph-properties fo:line-height="150%"/>
      <style:text-properties fo:font-size="12pt" officeooo:rsid="0026a3fa" officeooo:paragraph-rsid="00309652" style:font-size-asian="12pt" style:font-size-complex="12pt"/>
    </style:style>
    <style:style style:name="P26" style:family="paragraph" style:parent-style-name="Text_20_body">
      <style:paragraph-properties fo:line-height="150%"/>
      <style:text-properties fo:font-size="12pt" officeooo:rsid="0027ec1a" officeooo:paragraph-rsid="00309652" style:font-size-asian="12pt" style:font-size-complex="12pt"/>
    </style:style>
    <style:style style:name="P27" style:family="paragraph" style:parent-style-name="Text_20_body">
      <style:paragraph-properties fo:line-height="150%"/>
    </style:style>
    <style:style style:name="P28" style:family="paragraph" style:parent-style-name="Text_20_body">
      <style:paragraph-properties fo:line-height="150%"/>
      <style:text-properties officeooo:paragraph-rsid="00178202"/>
    </style:style>
    <style:style style:name="P29" style:family="paragraph" style:parent-style-name="Text_20_body">
      <style:paragraph-properties fo:line-height="150%"/>
      <style:text-properties officeooo:paragraph-rsid="00309652"/>
    </style:style>
    <style:style style:name="P30" style:family="paragraph" style:parent-style-name="Text_20_body">
      <style:paragraph-properties fo:line-height="150%"/>
      <style:text-properties officeooo:paragraph-rsid="0038c1c5"/>
    </style:style>
    <style:style style:name="P31" style:family="paragraph" style:parent-style-name="Text_20_body">
      <style:paragraph-properties fo:line-height="150%"/>
      <style:text-properties officeooo:rsid="002aad60" officeooo:paragraph-rsid="002aad60"/>
    </style:style>
    <style:style style:name="P32" style:family="paragraph" style:parent-style-name="Text_20_body">
      <style:paragraph-properties fo:line-height="150%"/>
      <style:text-properties officeooo:rsid="0025636d" officeooo:paragraph-rsid="0025636d"/>
    </style:style>
    <style:style style:name="P33" style:family="paragraph" style:parent-style-name="Text_20_body">
      <style:paragraph-properties fo:line-height="150%"/>
      <style:text-properties officeooo:rsid="0026a3fa" officeooo:paragraph-rsid="00309652"/>
    </style:style>
    <style:style style:name="P34" style:family="paragraph" style:parent-style-name="Text_20_body">
      <style:paragraph-properties fo:line-height="150%"/>
      <style:text-properties officeooo:rsid="0027ec1a" officeooo:paragraph-rsid="00309652"/>
    </style:style>
    <style:style style:name="P35" style:family="paragraph" style:parent-style-name="Text_20_body">
      <style:paragraph-properties fo:line-height="150%"/>
      <style:text-properties officeooo:rsid="0036aa50" officeooo:paragraph-rsid="0036aa50"/>
    </style:style>
    <style:style style:name="P36" style:family="paragraph" style:parent-style-name="Contents_20_1">
      <style:paragraph-properties>
        <style:tab-stops>
          <style:tab-stop style:position="6.6925in" style:type="right" style:leader-style="dotted" style:leader-text="."/>
        </style:tab-stops>
      </style:paragraph-properties>
    </style:style>
    <style:style style:name="P37" style:family="paragraph" style:parent-style-name="Contents_20_2">
      <style:paragraph-properties>
        <style:tab-stops>
          <style:tab-stop style:position="6.4957in"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Heading_20_1">
      <style:paragraph-properties fo:line-height="150%" fo:break-before="page"/>
      <style:text-properties fo:font-size="12pt" style:font-size-asian="12pt" style:font-size-complex="12pt"/>
    </style:style>
    <style:style style:name="P40" style:family="paragraph" style:parent-style-name="Heading_20_1">
      <style:paragraph-properties fo:line-height="150%"/>
      <style:text-properties fo:font-size="12pt" officeooo:paragraph-rsid="00309652" style:font-size-asian="12pt" style:font-size-complex="12pt"/>
    </style:style>
    <style:style style:name="P41" style:family="paragraph" style:parent-style-name="Heading_20_2">
      <style:paragraph-properties fo:line-height="150%"/>
      <style:text-properties fo:font-size="12pt" style:font-size-asian="12pt" style:font-size-complex="12pt"/>
    </style:style>
    <style:style style:name="P42" style:family="paragraph" style:parent-style-name="Heading_20_2">
      <style:paragraph-properties fo:line-height="150%"/>
      <style:text-properties fo:font-size="12pt" officeooo:rsid="00178202" officeooo:paragraph-rsid="00178202" style:font-size-asian="12pt" style:font-size-complex="12pt"/>
    </style:style>
    <style:style style:name="P43" style:family="paragraph" style:parent-style-name="Heading_20_2">
      <style:text-properties fo:font-size="12pt" style:font-size-asian="12pt" style:font-size-complex="12pt"/>
    </style:style>
    <style:style style:name="P44" style:family="paragraph" style:parent-style-name="Heading_20_2">
      <style:text-properties fo:font-size="12pt" officeooo:rsid="00237cda" officeooo:paragraph-rsid="00237cda" style:font-size-asian="12pt" style:font-size-complex="12pt"/>
    </style:style>
    <style:style style:name="P45" style:family="paragraph" style:parent-style-name="Text_20_body" style:list-style-name="L1">
      <style:paragraph-properties fo:line-height="150%"/>
      <style:text-properties fo:font-size="12pt" officeooo:rsid="00162977" style:font-size-asian="12pt" style:font-size-complex="12pt"/>
    </style:style>
    <style:style style:name="P46" style:family="paragraph" style:parent-style-name="Text_20_body" style:list-style-name="L2">
      <style:paragraph-properties fo:line-height="150%"/>
      <style:text-properties fo:font-size="12pt" officeooo:rsid="0038c1c5" officeooo:paragraph-rsid="0038c1c5" style:font-size-asian="12pt" style:font-size-complex="12pt"/>
    </style:style>
    <style:style style:name="P47" style:family="paragraph" style:parent-style-name="Text_20_body" style:list-style-name="L2">
      <style:paragraph-properties fo:line-height="150%"/>
      <style:text-properties fo:font-size="12pt" officeooo:rsid="003af431" officeooo:paragraph-rsid="003af431" style:font-size-asian="12pt" style:font-size-complex="12pt"/>
    </style:style>
    <style:style style:name="P48" style:family="paragraph" style:parent-style-name="Text_20_body" style:list-style-name="L3">
      <style:paragraph-properties fo:line-height="150%"/>
      <style:text-properties fo:font-size="12pt" officeooo:rsid="001671a0" officeooo:paragraph-rsid="00237cda" style:font-size-asian="12pt" style:font-size-complex="12pt"/>
    </style:style>
    <style:style style:name="P49" style:family="paragraph" style:parent-style-name="Text_20_body" style:list-style-name="L3">
      <style:paragraph-properties fo:line-height="150%"/>
      <style:text-properties fo:font-size="12pt" officeooo:rsid="0016b06d" officeooo:paragraph-rsid="00237cda" style:font-size-asian="12pt" style:font-size-complex="12pt"/>
    </style:style>
    <style:style style:name="P50" style:family="paragraph" style:parent-style-name="Text_20_body" style:list-style-name="L3">
      <style:paragraph-properties fo:line-height="150%"/>
      <style:text-properties fo:font-size="12pt" officeooo:rsid="0037f82c" officeooo:paragraph-rsid="0037f82c" style:font-size-asian="12pt" style:font-size-complex="12pt"/>
    </style:style>
    <style:style style:name="P51" style:family="paragraph" style:parent-style-name="Text_20_body">
      <style:paragraph-properties fo:line-height="150%"/>
      <style:text-properties fo:font-size="12pt" officeooo:rsid="0037f82c" style:font-size-asian="12pt" style:font-size-complex="12pt"/>
    </style:style>
    <style:style style:name="P52" style:family="paragraph" style:parent-style-name="Text_20_body">
      <style:paragraph-properties fo:line-height="150%"/>
      <style:text-properties fo:font-size="12pt" officeooo:rsid="002cd9dd" officeooo:paragraph-rsid="002cd9dd" style:font-size-asian="12pt" style:font-size-complex="12pt"/>
    </style:style>
    <style:style style:name="P53" style:family="paragraph" style:parent-style-name="Text_20_body" style:list-style-name="L1">
      <style:paragraph-properties fo:line-height="150%"/>
      <style:text-properties officeooo:rsid="00162977" officeooo:paragraph-rsid="00162977"/>
    </style:style>
    <style:style style:name="P54" style:family="paragraph" style:parent-style-name="Text_20_body" style:list-style-name="L2">
      <style:paragraph-properties fo:line-height="150%"/>
      <style:text-properties officeooo:rsid="0038c1c5" officeooo:paragraph-rsid="0038c1c5"/>
    </style:style>
    <style:style style:name="P55" style:family="paragraph" style:parent-style-name="Text_20_body">
      <style:paragraph-properties fo:line-height="115%"/>
      <style:text-properties style:font-name="Times New Roman" fo:language="ro" fo:country="RO"/>
    </style:style>
    <style:style style:name="P56" style:family="paragraph" style:parent-style-name="Text_20_body">
      <style:paragraph-properties fo:text-align="center" style:justify-single-word="false"/>
      <style:text-properties fo:language="ro" fo:country="RO"/>
    </style:style>
    <style:style style:name="P57"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language="ro" fo:country="RO" officeooo:paragraph-rsid="002eae5d"/>
    </style:style>
    <style:style style:name="P58" style:family="paragraph" style:parent-style-name="Text_20_body">
      <style:paragraph-properties fo:line-height="150%"/>
    </style:style>
    <style:style style:name="P59" style:family="paragraph" style:parent-style-name="Text_20_body">
      <style:paragraph-properties fo:line-height="150%"/>
      <style:text-properties officeooo:paragraph-rsid="003c0058"/>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6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6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6pt" fo:font-style="normal" style:text-underline-style="none" fo:font-weight="normal" officeooo:rsid="002eae5d" style:text-blinking="false" fo:background-color="transparent" loext:char-shading-value="0"/>
    </style:style>
    <style:style style:name="T5" style:family="text">
      <style:text-properties officeooo:rsid="0012772a"/>
    </style:style>
    <style:style style:name="T6" style:family="text">
      <style:text-properties officeooo:rsid="001398c8"/>
    </style:style>
    <style:style style:name="T7" style:family="text">
      <style:text-properties fo:font-size="12pt" style:font-size-asian="12pt" style:font-size-complex="12pt"/>
    </style:style>
    <style:style style:name="T8" style:family="text">
      <style:text-properties fo:font-size="12pt" officeooo:rsid="0014e082" style:font-size-asian="12pt" style:font-size-complex="12pt"/>
    </style:style>
    <style:style style:name="T9" style:family="text">
      <style:text-properties fo:font-size="12pt" officeooo:rsid="0015f875" style:font-size-asian="12pt" style:font-size-complex="12pt"/>
    </style:style>
    <style:style style:name="T10" style:family="text">
      <style:text-properties fo:font-size="12pt" officeooo:rsid="00162977" style:font-size-asian="12pt" style:font-size-complex="12pt"/>
    </style:style>
    <style:style style:name="T11" style:family="text">
      <style:text-properties fo:font-size="12pt" officeooo:rsid="001671a0" style:font-size-asian="12pt" style:font-size-complex="12pt"/>
    </style:style>
    <style:style style:name="T12" style:family="text">
      <style:text-properties fo:font-size="12pt" officeooo:rsid="00178202" style:font-size-asian="12pt" style:font-size-complex="12pt"/>
    </style:style>
    <style:style style:name="T13" style:family="text">
      <style:text-properties fo:font-size="12pt" officeooo:rsid="00197c27" style:font-size-asian="12pt" style:font-size-complex="12pt"/>
    </style:style>
    <style:style style:name="T14" style:family="text">
      <style:text-properties fo:font-size="12pt" officeooo:rsid="001d5b68" style:font-size-asian="12pt" style:font-size-complex="12pt"/>
    </style:style>
    <style:style style:name="T15" style:family="text">
      <style:text-properties fo:font-size="12pt" officeooo:rsid="002019c9" style:font-size-asian="12pt" style:font-size-complex="12pt"/>
    </style:style>
    <style:style style:name="T16" style:family="text">
      <style:text-properties fo:font-size="12pt" officeooo:rsid="0021a418" style:font-size-asian="12pt" style:font-size-complex="12pt"/>
    </style:style>
    <style:style style:name="T17" style:family="text">
      <style:text-properties fo:font-size="12pt" officeooo:rsid="00237cda" style:font-size-asian="12pt" style:font-size-complex="12pt"/>
    </style:style>
    <style:style style:name="T18" style:family="text">
      <style:text-properties fo:font-size="12pt" officeooo:rsid="0025636d" style:font-size-asian="12pt" style:font-size-complex="12pt"/>
    </style:style>
    <style:style style:name="T19" style:family="text">
      <style:text-properties fo:font-size="12pt" officeooo:rsid="00258205" style:font-size-asian="12pt" style:font-size-complex="12pt"/>
    </style:style>
    <style:style style:name="T20" style:family="text">
      <style:text-properties fo:font-size="12pt" officeooo:rsid="0026a3fa" style:font-size-asian="12pt" style:font-size-complex="12pt"/>
    </style:style>
    <style:style style:name="T21" style:family="text">
      <style:text-properties fo:font-size="12pt" officeooo:rsid="002aad60" style:font-size-asian="12pt" style:font-size-complex="12pt"/>
    </style:style>
    <style:style style:name="T22" style:family="text">
      <style:text-properties fo:font-size="12pt" officeooo:rsid="002c8bc7" style:font-size-asian="12pt" style:font-size-complex="12pt"/>
    </style:style>
    <style:style style:name="T23" style:family="text">
      <style:text-properties fo:font-size="12pt" officeooo:rsid="002cd9dd" style:font-size-asian="12pt" style:font-size-complex="12pt"/>
    </style:style>
    <style:style style:name="T24" style:family="text">
      <style:text-properties fo:font-size="12pt" officeooo:rsid="002e3573" style:font-size-asian="12pt" style:font-size-complex="12pt"/>
    </style:style>
    <style:style style:name="T25" style:family="text">
      <style:text-properties fo:font-size="12pt" officeooo:rsid="0037f82c" style:font-size-asian="12pt" style:font-size-complex="12pt"/>
    </style:style>
    <style:style style:name="T26" style:family="text">
      <style:text-properties fo:font-size="12pt" officeooo:rsid="0038c1c5" style:font-size-asian="12pt" style:font-size-complex="12pt"/>
    </style:style>
    <style:style style:name="T27" style:family="text">
      <style:text-properties fo:font-size="12pt" officeooo:rsid="003af431" style:font-size-asian="12pt" style:font-size-complex="12pt"/>
    </style:style>
    <style:style style:name="T28" style:family="text">
      <style:text-properties fo:font-size="12pt" officeooo:rsid="003c0058" style:font-size-asian="12pt" style:font-size-complex="12pt"/>
    </style:style>
    <style:style style:name="T29" style:family="text">
      <style:text-properties officeooo:rsid="0014e082"/>
    </style:style>
    <style:style style:name="T30" style:family="text">
      <style:text-properties officeooo:rsid="0015f875"/>
    </style:style>
    <style:style style:name="T31" style:family="text">
      <style:text-properties officeooo:rsid="001d5b68"/>
    </style:style>
    <style:style style:name="T32" style:family="text">
      <style:text-properties officeooo:rsid="002602de"/>
    </style:style>
    <style:style style:name="T33" style:family="text">
      <style:text-properties officeooo:rsid="0026a3fa"/>
    </style:style>
    <style:style style:name="T34" style:family="text">
      <style:text-properties officeooo:rsid="002aad60"/>
    </style:style>
    <style:style style:name="T35" style:family="text">
      <style:text-properties officeooo:rsid="002c8bc7"/>
    </style:style>
    <style:style style:name="T36" style:family="text">
      <style:text-properties officeooo:rsid="0036aa50"/>
    </style:style>
    <style:style style:name="T37" style:family="text">
      <style:text-properties officeooo:rsid="0037a501"/>
    </style:style>
    <style:style style:name="T38" style:family="text">
      <style:text-properties officeooo:rsid="00237cda"/>
    </style:style>
    <style:style style:name="T39" style:family="text">
      <style:text-properties officeooo:rsid="003c0058"/>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7ccf393b-7fff-6426-f982-debc446639b3"/>Colegiul Naţional “Moise Nicoară” Arad</text:p>
      <text:p text:style-name="P10"/>
      <text:p text:style-name="P4">LUCRARE DE ATESTAT</text:p>
      <text:p text:style-name="P4">DISCIPLINA INFORMATICĂ</text:p>
      <text:p text:style-name="P10"><text:line-break/><text:line-break/><text:line-break/><text:line-break/><text:line-break/><text:line-break/><text:line-break/><text:line-break/></text:p>
      <text:p text:style-name="P10"/>
      <text:p text:style-name="P10"/>
      <text:p text:style-name="P10"/>
      <text:p text:style-name="P10"/>
      <text:p text:style-name="P10"/>
      <text:p text:style-name="P10"/>
      <text:p text:style-name="P10"/>
      <text:p text:style-name="P10"/>
      <text:p text:style-name="P10"/>
      <text:p text:style-name="P11"><text:span text:style-name="T2"><text:s text:c="5"/>Candidat,</text:span><text:span text:style-name="T1"> <text:s text:c="74"/></text:span><text:span text:style-name="T2">Coordonator,</text:span></text:p>
      <text:p text:style-name="P11"><text:span text:style-name="T2"><text:s text:c="5"/>Otlăcan Fabian,</text:span><text:span text:style-name="T1"> <text:s text:c="61"/></text:span><text:span text:style-name="T2">Prof. Cameniță Daniela </text:span></text:p>
      <text:p text:style-name="P11"><text:span text:style-name="T2"><text:s text:c="5"/>Bornea Răzvan</text:span><text:span text:style-name="T1"> <text:s text:c="62"/></text:span><text:span text:style-name="T2">Prof. Gal Carmen</text:span><text:span text:style-name="T1"> </text:span></text:p>
      <text:p text:style-name="P56"><text:span text:style-name="T3"/></text:p>
      <text:p text:style-name="P56"><text:span text:style-name="T3"/></text:p>
      <text:p text:style-name="P56"><text:span text:style-name="T3"/></text:p>
      <text:p text:style-name="P56"><text:span text:style-name="T3"/></text:p>
      <text:p text:style-name="P56"><text:span text:style-name="T3">2026</text:span></text:p>
      <text:p text:style-name="P6"/>
      <text:p text:style-name="P7"/>
      <text:p text:style-name="P7"/>
      <text:p text:style-name="P7"/>
      <text:p text:style-name="P7"/>
      <text:p text:style-name="P7"/>
      <text:p text:style-name="P7"/>
      <text:p text:style-name="P7"/>
      <text:p text:style-name="P7"/>
      <text:p text:style-name="P7"/>
      <text:p text:style-name="P7"/>
      <text:p text:style-name="P7">Platforma de pregătire pentru examene</text:p>
      <text:p text:style-name="P5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P38">Cuprins</text:p>
          </text:index-title>
          <text:p text:style-name="P36"><text:a xlink:type="simple" xlink:href="#__RefHeading___Toc2_739051718" text:style-name="Index_20_Link" text:visited-style-name="Index_20_Link">1. Introducere<text:tab/>5</text:a></text:p>
          <text:p text:style-name="P37"><text:a xlink:type="simple" xlink:href="#__RefHeading___Toc4_739051718" text:style-name="Index_20_Link" text:visited-style-name="Index_20_Link">1.1. Justificarea temei<text:tab/>5</text:a></text:p>
          <text:p text:style-name="P37"><text:a xlink:type="simple" xlink:href="#__RefHeading___Toc129_1997227904" text:style-name="Index_20_Link" text:visited-style-name="Index_20_Link">1.2. Necesități soft-hard<text:tab/>5</text:a></text:p>
          <text:p text:style-name="P37"><text:a xlink:type="simple" xlink:href="#__RefHeading___Toc131_1997227904" text:style-name="Index_20_Link" text:visited-style-name="Index_20_Link">1.3. Rularea programului<text:tab/>5</text:a></text:p>
          <text:p text:style-name="P36"><text:a xlink:type="simple" xlink:href="#__RefHeading___Toc133_1997227904" text:style-name="Index_20_Link" text:visited-style-name="Index_20_Link">2. Partea teoretică<text:tab/>6</text:a></text:p>
          <text:p text:style-name="P36"><text:a xlink:type="simple" xlink:href="#__RefHeading___Toc135_1997227904" text:style-name="Index_20_Link" text:visited-style-name="Index_20_Link">3. Partea practică<text:tab/>8</text:a></text:p>
          <text:p text:style-name="P37"><text:a xlink:type="simple" xlink:href="#__RefHeading___Toc137_1997227904" text:style-name="Index_20_Link" text:visited-style-name="Index_20_Link">3.1. Interfața grafică<text:tab/>8</text:a></text:p>
          <text:p text:style-name="P37"><text:a xlink:type="simple" xlink:href="#__RefHeading___Toc759_1674361971" text:style-name="Index_20_Link" text:visited-style-name="Index_20_Link">3.2. Subiectele<text:tab/>9</text:a></text:p>
          <text:p text:style-name="P37"><text:a xlink:type="simple" xlink:href="#__RefHeading___Toc395_1640735133" text:style-name="Index_20_Link" text:visited-style-name="Index_20_Link">3.3. Gestionarea bazei de date<text:tab/>10</text:a></text:p>
          <text:p text:style-name="P37"><text:a xlink:type="simple" xlink:href="#__RefHeading___Toc946_1013081557" text:style-name="Index_20_Link" text:visited-style-name="Index_20_Link">3.4. Grafice<text:tab/>11</text:a></text:p>
          <text:p text:style-name="P37"><text:a xlink:type="simple" xlink:href="#__RefHeading___Toc770_1674361971" text:style-name="Index_20_Link" text:visited-style-name="Index_20_Link">3.5. Concluzii<text:tab/>12</text:a></text:p>
          <text:p text:style-name="P36"><text:a xlink:type="simple" xlink:href="#__RefHeading___Toc399_1640735133" text:style-name="Index_20_Link" text:visited-style-name="Index_20_Link">4. Bibliografie<text:tab/>12</text:a></text:p>
        </text:index-body>
      </text:table-of-content>
      <text:p text:style-name="P3"/>
      <text:p text:style-name="P8"/>
      <text:p text:style-name="P2"/>
      <text:h text:style-name="P39" text:outline-level="1"><text:bookmark-start text:name="__RefHeading___Toc2_739051718"/>Introducere <text:bookmark-end text:name="__RefHeading___Toc2_739051718"/></text:h>
      <text:h text:style-name="P41" text:outline-level="2"><text:bookmark-start text:name="__RefHeading___Toc4_739051718"/>Justificarea temei<text:bookmark-end text:name="__RefHeading___Toc4_739051718"/></text:h>
      <text:p text:style-name="P9"><text:tab/><text:span text:style-name="T5">Am ales această temă </text:span><text:span text:style-name="T6">din dorința de a centraliza subiectele de admitere de la diverse universitațăti, deoarce la momentul actual acestea trebuie căutate </text:span><text:span text:style-name="T34">individual</text:span><text:span text:style-name="T6">, iar în unele cazuri această sarcină nu este una ușoară. Din păcate sunt disponibile doar subiecte de tip grilă, acestea fiind ușor de corectat automat.</text:span></text:p>
      <text:p text:style-name="P9"><text:tab/><text:span text:style-name="T6">Proiectul nu se rezumă doar la subiecte de admitere. Datorită modularității sistemului de </text:span><text:span text:style-name="T34">gestionare a </text:span><text:span text:style-name="T6">subiect</text:span><text:span text:style-name="T34">elor</text:span><text:span text:style-name="T6">, oricine poate crea un subiect propriu și îl poate da mai departe oricui.</text:span></text:p>
      <text:h text:style-name="P41" text:outline-level="2"><text:bookmark-start text:name="__RefHeading___Toc129_1997227904"/>Necesități soft-hard<text:bookmark-end text:name="__RefHeading___Toc129_1997227904"/></text:h>
      <text:p text:style-name="P9"><text:tab/><text:span text:style-name="T29">Programul poate rula pe orice calculator ce dispune de un procesor. </text:span></text:p>
      <text:p text:style-name="P9"><text:tab/><text:span text:style-name="T29">Pentru rularea acestuia este nevoie de un interpretator al limbajului python3, alături de librăriile PyQt, </text:span><text:span text:style-name="T37">matplotlib,</text:span><text:span text:style-name="T29"> os, sys, hashlib, json, socket, sqlite3 și threading (</text:span><text:span text:style-name="T34">unele</text:span><text:span text:style-name="T29"> din acestea vin preinstalate </text:span><text:span text:style-name="T34">alături de interpretator</text:span><text:span text:style-name="T29">).</text:span></text:p>
      <text:h text:style-name="P41" text:outline-level="2"><text:bookmark-start text:name="__RefHeading___Toc131_1997227904"/>Rularea <text:span text:style-name="T32">programului</text:span><text:bookmark-end text:name="__RefHeading___Toc131_1997227904"/></text:h>
      <text:p text:style-name="P27"><text:span text:style-name="T7"><text:tab/></text:span><text:span text:style-name="T8">Pentru a rula programul este nevoie să porniți mai întâi serverul. Pentru acest lucru naviga</text:span><text:span text:style-name="T21">ț</text:span><text:span text:style-name="T8">i în /</text:span><text:span text:style-name="T15">server</text:span><text:span text:style-name="T8"> în terminal și rulați comanda „$python3 server.py”. </text:span><text:span text:style-name="T9">Acest lucru este necesar pentru a vă putea loga în aplicație, altfel nu puteți comunica cu baza de date.</text:span></text:p>
      <text:p text:style-name="P27"><text:span text:style-name="T8"><text:tab/>După ce serverul rulează, putem deschide aplicația principală navigând în /client și rulând comanda „$python3 main.py”. </text:span><text:span text:style-name="T9">Din acest moment aveți acces la o interfață grafică intuitivă și ușor de utilizat.</text:span></text:p>
      <text:p text:style-name="P27"><text:span text:style-name="T9"><text:tab/></text:span><text:span text:style-name="T17">Pentru a închide serverul folosiți combinația de taste CTRL + C în terminalul în care rulează serverul.</text:span></text:p>
      <text:h text:style-name="P39" text:outline-level="1"><text:bookmark-start text:name="__RefHeading___Toc133_1997227904"/><text:span text:style-name="T30">P</text:span>artea teoretică<text:bookmark-end text:name="__RefHeading___Toc133_1997227904"/></text:h>
      <text:p text:style-name="P27"><text:span text:style-name="T7"><text:tab/></text:span><text:span text:style-name="T9">Pentru a realiza interfața grafică a programului am folosit librăria PyQt care oferă definiți pentru orice element de design </text:span><text:span text:style-name="T21">de care</text:span><text:span text:style-name="T9"> am avut nevoie: layout-uri, </text:span><text:span text:style-name="T27">tabele,</text:span><text:span text:style-name="T9"> butoane, etichete, ferestre și meniuri. </text:span><text:span text:style-name="T26">În locurile unde am avut nevoie de o formatare specială am putut folosi StyleSheets CSS, care oferă o flexibilitate suficientă pentru orice am avut nevoie.</text:span></text:p>
      <text:p text:style-name="P22"><text:tab/>În ceea ce privește subiectele de pe platformă, am fost nevoiți să implementăm singuri toată logica din spatele acestora, folosindu-ne doar de elemente ale limbajului python și fișiere json pentru a stoca și citi informațiile. Folosirea fișierelor json face foarte ușoară modificarea unui subiect, ceea ce oferă modularitate acestui sistem creat de la zero de noi.</text:p>
      <text:p text:style-name="P27"><text:span text:style-name="T9"><text:tab/>Conturile utilizatorilor sunt stocate într-o bază de date gestionată folosind S</text:span><text:span text:style-name="T21">QL</text:span><text:span text:style-name="T9">ite. </text:span><text:span text:style-name="T10">Am alest această librărie din două motive: </text:span><text:span text:style-name="T9"><text:s/></text:span></text:p>
      <text:list text:style-name="L1">
        <text:list-item>
          <text:list>
            <text:list-item>
              <text:p text:style-name="P45">Numar limitat de feature-uri: aplicația noastră nu are nevoie de multe feature-uri, ci de simplitate, din moment ce stocăm un număr mic de informații</text:p>
            </text:list-item>
            <text:list-item>
              <text:p text:style-name="P53"><text:span text:style-name="T7">Baza de date ca fișier: nu dorim să complicăm proiectul mai mult decât este nevoie, iar cu ajutorul sqlite putem păstra baza de date într-un singur fișier, comparativ cu alte librării cum ar fi MySql care este mult mai complexă</text:span><text:span text:style-name="T7"/></text:p>
            </text:list-item>
          </text:list>
        </text:list-item>
      </text:list>
      <text:p text:style-name="P16"><text:tab/>Comenziile din SQLite de care am avut nevoie sunt: </text:p>
      <text:p text:style-name="P31"><text:span text:style-name="T7"><text:tab/>CREATE TABLE – </text:span><text:span text:style-name="T22">pentru crearea unui tabel de utilizatori, respectiv teste </text:span></text:p>
      <text:p text:style-name="P17"><text:tab/>SELECT name FROM table WHERE name=„nume” –pentru a căuta informații într-un tabel </text:p>
      <text:p text:style-name="P17"><text:tab/>INSERT INTO table VALUES() - pentru a adăuga o linie într-un tabel </text:p>
      <text:p text:style-name="P17"><text:tab/>UPDATE table SET value = new_value WHERE name = „nume” – pentru a actualiza o valuare asociată unui utilizator</text:p>
      <text:p text:style-name="P13"><text:span text:style-name="T7"><text:tab/></text:span><text:span text:style-name="T11">Pentru comunicarea server-client folosim librăria socket, în care avem acces direct la tot ce se întâmplă în procesul de comunicare, </text:span><text:span text:style-name="T26">în</text:span><text:span text:style-name="T11"> aspecte cum ar fi portul folosit, mijlocul de encodare și headerul folosit. </text:span></text:p>
      <text:p text:style-name="P13"><text:span text:style-name="T11"><text:tab/></text:span><text:span text:style-name="T17">Pentru criptarea parolelor se folosește algoritmul de hashing sha256 din librăria hashlib.</text:span></text:p>
      <text:p text:style-name="P13"><text:span text:style-name="T17"><text:tab/></text:span><text:span text:style-name="T21">Serverul este momentan local pentru a reduce din problemele care pot să apară în timpul prezentării. Pentru a îl face disponibil la nivel de rețea este nevoie de modificări minore în codul sursă, iar pentru a-l face disponibil prin internet este nevoie de un domain.</text:span></text:p>
      <text:p text:style-name="P13"><text:soft-page-break/><text:span text:style-name="T21"><text:tab/></text:span><text:span text:style-name="T26">Pentru crearea graficelor am folosit următoarele funcții și obiecte din matplotlib:</text:span></text:p>
      <text:list text:style-name="L2">
        <text:list-item>
          <text:p text:style-name="P54"><text:span text:style-name="T7">matplotlib.backends.backend_qtagg </text:span><text:span text:style-name="T27">(importat sub numele de FigureCanvas)</text:span><text:span text:style-name="T7"> care folosește la integrarea graficelor din matplotlib în interfața PyQt</text:span></text:p>
        </text:list-item>
        <text:list-item>
          <text:p text:style-name="P46">Figure care este graficul propriu zis </text:p>
        </text:list-item>
        <text:list-item>
          <text:p text:style-name="P46">Figure.plot(x, y) care ia doua liste de numere reale de aceeași lungime și formează un grafic cu punctele de tipul Pi(x[i], y[i]) </text:p>
        </text:list-item>
        <text:list-item>
          <text:p text:style-name="P47">FigureCanvas.draw() care actualizează graficul după ce a fost deja adăugat în layout</text:p>
        </text:list-item>
      </text:list>
      <text:h text:style-name="P39" text:outline-level="1"><text:bookmark-start text:name="__RefHeading___Toc135_1997227904"/>Partea practică<text:bookmark-end text:name="__RefHeading___Toc135_1997227904"/></text:h>
      <text:h text:style-name="P42" text:outline-level="2"><text:bookmark-start text:name="__RefHeading___Toc137_1997227904"/>Interfața grafică<text:bookmark-end text:name="__RefHeading___Toc137_1997227904"/></text:h>
      <text:p text:style-name="P14"><text:tab/>Chiar dacă PyQt ne oferă elementele de bază pentru a construi interfața grafică, avem nevoie de un sistem care sa permită extinderea acesteia rapid, deoarce scopul este sa avem cât mai multe subiecte. Am realizat acest lucru folosind un folder pe care programul îl folosește pentru a <text:s/>își crea automat interfața după următorul alogritm: scanează fiecare fișier din folderul curent, daca este de format .json creaza un buton pentru a deschide un subiect, altfel creaza un buton pentru a deschide un nou folder (orice alt format nu este permis).</text:p>
      <text:p text:style-name="P28"><text:span text:style-name="T12"><text:s/><text:tab/></text:span><text:span text:style-name="T13">O dată ce un buton este apăsat, fie se deschide un subiect de examen, fie se apeleaza recursiv algoritmul descris mai sus pentru folderul selectat de către utlizator. Pentru a știi în ce folder se află la fiecare moment, programul salvează acestă informație într-o variabilă globala numită path. Toată logica descrisă mai sus este implementată în clasa Pagina din fișerul objects.py.</text:span></text:p>
      <text:p text:style-name="P23"><text:tab/>Tot în fișierul objects.py avem implementările pentru clasele de subiect și exericițiu, unde am definit funcțiile de afișare, evaluare, deschidere și trimitere. Exercițiul conține informații despre textul problemei, variantele corecte de răspuns și variantele de răspuns alese de utilizator, iar subiectul conține o listă de exerciții.</text:p>
      <text:p text:style-name="P27"><text:span text:style-name="T7"><text:tab/></text:span><text:span text:style-name="T14">Așezarea în pagină a butoanelor se face folosind un VerticalLayout care le așează în mod automat unul deasupra celuilalt. Acest tip de layout este folosit și în interiorul unui subiect pentru a afișa exercitiile.</text:span></text:p>
      <text:p text:style-name="P27"><text:span text:style-name="T14"><text:tab/></text:span><text:span text:style-name="T18">Pentru meniurile ce apar o singură dată am scris o funcție care sa le randeze în fișierul objects.py sau interface.py, în funcție de dependențele de alte clase/funcții. </text:span><text:span text:style-name="T24">Pentru a realiza mai rapid aceste meniuri am folosit aplicația QtDesigner, care permite generarea codului în mod interactiv prin drag and drop (similar cu form-urile din visual studio pentru C#).</text:span></text:p>
      <text:p text:style-name="P27"><text:span text:style-name="T18"><text:tab/></text:span><text:span text:style-name="T24">Anumite meniuri sunt disponibile doar utilizatorilor cu rolul de admin sau de profesor. Restricționarea se realizează cu ajutorul unor simple structuri decizionale.</text:span></text:p>
      <text:p text:style-name="P27"><text:span text:style-name="T14"/></text:p>
      <text:p text:style-name="P32"><text:span text:style-name="T14"><text:s text:c="11"/></text:span><text:span text:style-name="T14"/></text:p>
      <text:p text:style-name="Text_20_body"><text:span text:style-name="T7"/></text:p>
      <text:p text:style-name="Text_20_body"><text:span text:style-name="T7"/></text:p>
      <text:p text:style-name="Text_20_body"><text:soft-page-break/><text:span text:style-name="T7"/></text:p>
      <text:h text:style-name="P43" text:outline-level="2"><text:bookmark-start text:name="__RefHeading___Toc759_1674361971"/>Subiectele <text:bookmark-end text:name="__RefHeading___Toc759_1674361971"/></text:h>
      <text:p text:style-name="P18"><text:tab/>Structura unui exercițiu este: </text:p>
      <text:p text:style-name="P18"><text:tab/><text:tab/>Enunț: un șir de caractere care reprezintă enunțul exercițiului </text:p>
      <text:p text:style-name="P18"><text:tab/><text:tab/><text:span text:style-name="T39">Imagini: O lista cu calea spre fiecare imagine </text:span></text:p>
      <text:p text:style-name="P18"><text:tab/><text:tab/>Răspunsuri: Un dicționar cu răspunsurile corecte </text:p>
      <text:p text:style-name="P18"><text:tab/><text:tab/>Options: Un dicționar cu răspunsurile disponibile </text:p>
      <text:p text:style-name="P27"><text:span text:style-name="T7"><text:tab/></text:span><text:span text:style-name="T23">Structura unui subiect este:</text:span></text:p>
      <text:p text:style-name="P19"><text:tab/><text:tab/>titlu: un șir de caractere care reprezintă titlul subiectului</text:p>
      <text:p text:style-name="P19"><text:tab/><text:tab/>Exerciții: un vector de exerciții (structura definită mai sus)</text:p>
      <text:p text:style-name="P27"><text:span text:style-name="T23"/></text:p>
      <text:p text:style-name="P59"><text:span text:style-name="T23">Un exemplu de subiect este: </text:span></text:p>
      <text:p text:style-name="P59"><text:span text:style-name="T23">{</text:span></text:p>
      <text:p text:style-name="P27"><text:span text:style-name="T23"><text:s text:c="4"/>"titlu": "Test",</text:span></text:p>
      <text:p text:style-name="P27"><text:span text:style-name="T23"><text:s text:c="4"/>"Exercitii": {</text:span></text:p>
      <text:p text:style-name="P27"><text:span text:style-name="T23"><text:s text:c="8"/>"1": {</text:span></text:p>
      <text:p text:style-name="P27"><text:span text:style-name="T23"><text:s text:c="12"/>"Enunt": "Care dintre urmatoarele este un limbaj de programare",</text:span></text:p>
      <text:p text:style-name="P27"><text:span text:style-name="T23"><text:s text:c="12"/>"Imagini": [],</text:span></text:p>
      <text:p text:style-name="P27"><text:span text:style-name="T23"><text:s text:c="12"/>"Raspunsuri": [ "A", "C" <text:s text:c="4"/>],</text:span></text:p>
      <text:p text:style-name="P27"><text:span text:style-name="T23"><text:s text:c="12"/>"Options": {</text:span></text:p>
      <text:p text:style-name="P27"><text:span text:style-name="T23"><text:s text:c="16"/>"A": "C",</text:span></text:p>
      <text:p text:style-name="P27"><text:span text:style-name="T23"><text:s text:c="16"/>"B": "PowerPoint",</text:span></text:p>
      <text:p text:style-name="P27"><text:span text:style-name="T23"><text:s text:c="16"/>"C": "Python",</text:span></text:p>
      <text:p text:style-name="P27"><text:span text:style-name="T23"><text:s text:c="16"/>"D": "Bash"} <text:s text:c="2"/>},</text:span></text:p>
      <text:p text:style-name="P27"><text:span text:style-name="T23"><text:s text:c="8"/>"2": {</text:span></text:p>
      <text:p text:style-name="P27"><text:soft-page-break/><text:span text:style-name="T23"><text:s text:c="12"/>"Enunt": "Bifati raspunsul corect",</text:span></text:p>
      <text:p text:style-name="P27"><text:span text:style-name="T23"><text:s text:c="12"/>"Imagini": <text:s/>["Images/</text:span><text:span text:style-name="T28">imagine</text:span><text:span text:style-name="T23">.png"],</text:span></text:p>
      <text:p text:style-name="P27"><text:span text:style-name="T23"><text:s text:c="12"/>"Raspunsuri": [ "B" ],</text:span></text:p>
      <text:p text:style-name="P27"><text:span text:style-name="T23"><text:s text:c="12"/>"Options": { </text:span></text:p>
      <text:p text:style-name="P27"><text:span text:style-name="T23"><text:s text:c="16"/>"A": "",</text:span></text:p>
      <text:p text:style-name="P27"><text:span text:style-name="T23"><text:s text:c="16"/>"B": "",</text:span></text:p>
      <text:p text:style-name="P27"><text:span text:style-name="T23"><text:s text:c="16"/>"C": "",</text:span></text:p>
      <text:p text:style-name="P27"><text:span text:style-name="T23"><text:s text:c="16"/>"D": "",</text:span></text:p>
      <text:p text:style-name="P27"><text:span text:style-name="T23"><text:s text:c="16"/>"E": "",</text:span></text:p>
      <text:p text:style-name="P27"><text:span text:style-name="T23"><text:s text:c="16"/>"F": ""</text:span></text:p>
      <text:p text:style-name="P27"><text:span text:style-name="T23"><text:s text:c="12"/>}}}}</text:span></text:p>
      <text:p text:style-name="P59"><text:span text:style-name="T23"><text:tab/>La parsare fiecare optiune devine un buton și enunțul devine </text:span><text:span text:style-name="T28">o etichet</text:span><text:span text:style-name="T24">ă</text:span><text:span text:style-name="T23">.</text:span></text:p>
      <text:p text:style-name="P27"><text:span text:style-name="T23"><text:tab/></text:span><text:span text:style-name="T24">La crearea unui nou test de către utlilizator este nevoie doar să cerem de la utilizator informațiile necesare despre fiecare exercițiu în parte. Folosim căsuțe de text pentru enunț și opțiunile disponibile și check box-uri pentru răspunsurile corecte, astfel toate informațiile vor fi conforme cu formatul impus în fișierele json. </text:span></text:p>
      <text:h text:style-name="P44" text:outline-level="2"><text:bookmark-start text:name="__RefHeading___Toc395_1640735133"/>Gestionarea bazei de date<text:bookmark-end text:name="__RefHeading___Toc395_1640735133"/></text:h>
      <text:p text:style-name="P15"><text:tab/>Baza de date se află în fișierul /server/database.db care este gestionat din server.py. Din moment ce utilizatorul folosește aplicația executată folosind /client/main.py, avem nevoie de un protocol de comunicare între cele două pentru a gestiona conturile utilizatorilor din interfața grafică.</text:p>
      <text:p text:style-name="P12"><text:span text:style-name="T11"><text:tab/>Procesul de comunicare </text:span><text:span text:style-name="T17">dintre client și server</text:span><text:span text:style-name="T11"> se desfășoară astfel: clientul trimite un request definit de noi (la bază fiind doar un sir de caractere) pe care serverul îl parsează și execută comanda dacă aceasta este validă, trimițând un răspuns înapoi clientului. Răspunsul poate fii „done” în cazul în care comanda nu cere un output, sau outputul cerut în caz contrar. </text:span></text:p>
      <text:p text:style-name="P20"><text:tab/></text:p>
      <text:p text:style-name="P20">Comenziile pe care serverul le accept<text:span text:style-name="T35">ă </text:span>la momentul actual sunt: </text:p>
      <text:list text:style-name="L3">
        <text:list-item>
          <text:p text:style-name="P48">CREATEUSER </text:p>
        </text:list-item>
        <text:list-item>
          <text:p text:style-name="P48"><text:soft-page-break/>AUTHUSER (authentifica utilizatorul)</text:p>
        </text:list-item>
        <text:list-item>
          <text:p text:style-name="P48">GETUSER (trimite informații despre un utilizator)</text:p>
        </text:list-item>
        <text:list-item>
          <text:p text:style-name="P48">UPDATEUSER (schimbă informații despre utilizator)</text:p>
        </text:list-item>
        <text:list-item>
          <text:p text:style-name="P48">GETALLUSERS (trimite informații despre toți utilizatorii)</text:p>
        </text:list-item>
        <text:list-item>
          <text:p text:style-name="P49">SAVEANALYTICS (salvează rezultatele unui test)</text:p>
        </text:list-item>
        <text:list-item>
          <text:p text:style-name="P49">GETANALYTICS <text:s/>(procesează rezultatele unui test)</text:p>
        </text:list-item>
        <text:list-item>
          <text:p text:style-name="P50">GETTESTSBYUSER (trimite rezultatele testelor unui anumit utilizator)</text:p>
        </text:list-item>
      </text:list>
      <text:p text:style-name="P21"><text:tab/>Ultimele două comenzi sunt relevante doar în contul de profesor, care poate vedea toate rezultatele fiecărui test susținut de un utilizator.</text:p>
      <text:p text:style-name="P27"><text:span text:style-name="T7"><text:tab/></text:span><text:span text:style-name="T15">Gestionarea conturilor se realizează în fișierul auth.py pe partea clientului și în fișierul server.py pe partea serverului. Funcțiile send() și recv() sunt implementari standard pentru a trimite și a primi un mesaj dintr-o conexiune. </text:span></text:p>
      <text:p text:style-name="P27"><text:span text:style-name="T16"><text:tab/>Functia parse</text:span><text:span text:style-name="T17">()</text:span><text:span text:style-name="T16"> primește un string și returneaza o pereche de tipul (primul cuvânt din s, s fără primul cuvânt). Aceasta funcție este folosită pentru a prelucra pe rând fiecare parametru dintr-o comandă primită de către server.</text:span></text:p>
      <text:p text:style-name="P24"><text:tab/>Atunci când aplicația client dorește sa acceseze baza de date va trimite o comanda în următorul format către server: „COMANDA_PARAM1_PARAM2_..._PARAMN_” unde COMANDA este numele comenzii, PARAMN = al n-lea parametru, iar n este numărul de parametrii. Un exemplu de astfel de comandă este GETUSER_<text:span text:style-name="T36">Gigel</text:span>_ care ia toate informațiile despre utilizatorul <text:span text:style-name="T36">Gigel</text:span>, dacă acesta există.</text:p>
      <text:p text:style-name="P27"><text:span text:style-name="T16"><text:tab/>Folosim caracterul ‘_’ pe post de separator deoarece spațiul ar fi confundat de către server ca o comandă separată. Caracterul final ‘_’ este necesar pentru a fi adăugat ultimul parametru în comandă, deoarece așa a</text:span><text:span text:style-name="T17">m</text:span><text:span text:style-name="T16"> implementat funcția parse().</text:span></text:p>
      <text:p text:style-name="P24"><text:tab/>Pentru criptarea parolelor se folosește algoritmul de hashing sha256 din librăria hashlib. Aceasta este una dintre multele erori de securitate pe care proiectul nostru ar fi nevoit să le adreseze, o alta fiind SQL injection-urile.</text:p>
      <text:p text:style-name="P29"><text:span text:style-name="T7"><text:tab/></text:span><text:span text:style-name="T17">În momentul în care serverul este pornit, acesta așteaptă să i se ceară o conexiune. În momentul când conexiunea este stabilită deschide un nou thread în care așteaptă comenzi de la client, iar când acesta primește comanda exit închide conexiunea. </text:span><text:span text:style-name="T18">Thread-urile sunt folosite pentru a </text:span><text:soft-page-break/><text:span text:style-name="T18">gestiona mai mulți utilizatori simultan. </text:span><text:span text:style-name="T17">Acest lucru este realizat folsind librăria threading din limbajul python.</text:span></text:p>
      <text:h text:style-name="P43" text:outline-level="2"><text:bookmark-start text:name="__RefHeading___Toc946_1013081557"/><text:span text:style-name="T38">G</text:span>rafice<text:bookmark-end text:name="__RefHeading___Toc946_1013081557"/></text:h>
      <text:p text:style-name="P30"><text:span text:style-name="T7"><text:tab/></text:span><text:span text:style-name="T25">Pentru crearea graficelor cu progresul unui utilizator am folosit librăria matplotlib. Deoarce nu putem stoca prea multe date despre un utilizator în baza de date, am cerut o listă cu toate testele susținute de utilizator din baza de date și pe baza acestor informații am calculat procentul de reușită mediu după fiecare test susținut, adaugând <text:s/>un punct pe grafic. </text:span><text:span text:style-name="T26">Acest lucru a fost realizat cu ajutorul comenzii </text:span><text:span text:style-name="T25">GETTESTSBYUSER.</text:span></text:p>
      <text:p text:style-name="P51"><text:tab/>Această parte de logică se găsește în fișierul interface.py în funcția get_user_progress_graph(), funcție folosită mai departe în meniurile de profil și tabelul de utilizatori. </text:p>
      <text:h text:style-name="P41" text:outline-level="2"><text:bookmark-start text:name="__RefHeading___Toc770_1674361971"/>Concluzii <text:bookmark-end text:name="__RefHeading___Toc770_1674361971"/></text:h>
      <text:p text:style-name="P29"><text:span text:style-name="T7"><text:tab/></text:span><text:span text:style-name="T18">Proiectul reprezintă o bază solidă pentru o aplicație ce poate ajuta elevii și profesorii în diverse situații, cum ar fi pregătirea pentru un examen de admitere, dar totuși încă nu este completă. Câteva exemple de imbunătățiri necesare sunt: un server central, securitate mai bună în ceea ce privește </text:span><text:span text:style-name="T19">criptarea </text:span><text:span text:style-name="T18">parolele utilizatorilor, gestionarea </text:span><text:span text:style-name="T19">în siguranță a </text:span><text:span text:style-name="T18">comenzilor SQL și </text:span><text:span text:style-name="T19">numărul de subiecte disponibile la instalare</text:span><text:span text:style-name="T18">. De asemenea, </text:span><text:span text:style-name="T19">experiența de utilizare </text:span><text:span text:style-name="T18">poate fi </text:span><text:span text:style-name="T19">îmbunătățită </text:span><text:span text:style-name="T18">pentru a permite oricui să folosească </text:span><text:span text:style-name="T19">aplicația</text:span><text:span text:style-name="T18">, fără a avea nevoie de un interpretator python.</text:span></text:p>
      <text:p text:style-name="P29"><text:span text:style-name="T18"><text:tab/>În ceea ce privește crearea proiectului, acesta a fost o experiență </text:span><text:span text:style-name="T19">din care am învățat multe lucruri, de la integrarea unei baze de date într-un program</text:span><text:span text:style-name="T18"> </text:span><text:span text:style-name="T19">real la stabilirea unei conexiuni între două procese de pe calculatoare diferite (pentru simplitate am păstrat totul pe un singur calculator în lucrarea finală). Am avut de învățat și pe partea umană, fiind nevoiți să înțelegem ideile celuilalt și să alegem varianta cea mai bună atunci când nu eram întru totul de acord unul cu celălalt. Împarițirea sarcinilor a fost și ea o </text:span><text:span text:style-name="T20">provocare, deoarce nu toate au fost la fel de interesante, unele fiind chiar plictisitoare și a trebuit să găsim un mod de a le împarți în mod egal.</text:span></text:p>
      <text:p text:style-name="P25"><text:tab/>În concluzie, proiectul este unul reușit, chiar dacă nu complet, îndeplinidu-și scopul și oferindu-ne posibilitatea de a avansa în privința cunoștiintelor tehnice și a abilităților de colaborare.</text:p>
      <text:p text:style-name="P29"><text:span text:style-name="T20"/></text:p>
      <text:h text:style-name="P40" text:outline-level="1"><text:bookmark-start text:name="__RefHeading___Toc399_1640735133"/><text:soft-page-break/><text:span text:style-name="T33">B</text:span>ibliografie <text:bookmark-end text:name="__RefHeading___Toc399_1640735133"/></text:h>
      <text:p text:style-name="P26">Nu am avut nevoie de documentație/tutorial python, amândoi fiind deja familiari cu limbajul</text:p>
      <text:p text:style-name="P29"><text:span text:style-name="T20">Documentatia pyqt: </text:span><text:a xlink:type="simple" xlink:href="https://doc.qt.io/qtforpython-6/" text:style-name="Internet_20_link" text:visited-style-name="Visited_20_Internet_20_Link"><text:span text:style-name="T7">https://doc.qt.io/qtforpython-6/</text:span></text:a></text:p>
      <text:p text:style-name="P33"><text:span text:style-name="T7">Folosirea sockets și threading: </text:span><text:a xlink:type="simple" xlink:href="https://www.youtube.com/watch?v=3QiPPX-KeSc&amp;t=2733s" text:style-name="Internet_20_link" text:visited-style-name="Visited_20_Internet_20_Link"><text:span text:style-name="T7">https://www.youtube.com/watch?v=3QiPPX-KeSc&amp;t=2733s</text:span></text:a></text:p>
      <text:p text:style-name="P34"><text:span text:style-name="T7">SQL tutorial: </text:span><text:a xlink:type="simple" xlink:href="https://www.w3schools.com/sql/" text:style-name="Internet_20_link" text:visited-style-name="Visited_20_Internet_20_Link"><text:span text:style-name="T7">https://www.w3schools.com/sql/</text:span></text:a></text:p>
      <text:p text:style-name="P33"><text:span text:style-name="T7">Sqlite în python: </text:span><text:a xlink:type="simple" xlink:href="https://docs.python.org/3/library/sqlite3.html" text:style-name="Internet_20_link" text:visited-style-name="Visited_20_Internet_20_Link"><text:span text:style-name="T7">https://docs.python.org/3/library/sqlite3.html</text:span></text:a></text:p>
      <text:p text:style-name="P33"><text:span text:style-name="T7"><text:tab/><text:tab/> <text:s text:c="3"/></text:span><text:a xlink:type="simple" xlink:href="https://www.youtube.com/watch?v=byHcYRpMgI4&amp;t=2871s" text:style-name="Internet_20_link" text:visited-style-name="Visited_20_Internet_20_Link"><text:span text:style-name="T7">https://www.youtube.com/watch?v=byHcYRpMgI4&amp;t=2871s</text:span></text:a></text:p>
      <text:p text:style-name="P35"><text:span text:style-name="T7">Grafice: </text:span><text:a xlink:type="simple" xlink:href="https://www.youtube.com/watch?v=AHhcwFPQlfQ" text:style-name="Internet_20_link" text:visited-style-name="Visited_20_Internet_20_Link"><text:span text:style-name="T7">https://www.youtube.com/watch?v=AHhcwFPQlfQ</text:span></text:a></text:p>
      <text:p text:style-name="P26">Pentru subiecte: </text:p>
      <text:p text:style-name="P34"><text:span text:style-name="T17"><text:tab/></text:span><text:a xlink:type="simple" xlink:href="https://www.cs.ubbcluj.ro/admitere/nivel-licenta/subiecte-din-anii-precedenti/" text:style-name="Internet_20_link" text:visited-style-name="Visited_20_Internet_20_Link"><text:span text:style-name="T17">https://www.cs.ubbcluj.ro/admitere/nivel-licenta/subiecte-din-anii-precedenti/</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0"/><text:page-number text:select-page="current">13</text:page-number><text:bookmark-end text:name="PageNumWizard_FOOTER_Default Page Style1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3T08:40:11.105320346</meta:creation-date>
    <dc:date>2026-04-26T13:50:25.682747755</dc:date>
    <meta:editing-duration>PT6H52M54S</meta:editing-duration>
    <meta:editing-cycles>21</meta:editing-cycles>
    <meta:generator>LibreOffice/24.2.7.2$Linux_X86_64 LibreOffice_project/420$Build-2</meta:generator>
    <meta:print-date>2026-04-03T10:36:18.397209601</meta:print-date>
    <meta:printed-by>PDF files</meta:printed-by>
    <meta:document-statistic meta:table-count="0" meta:image-count="0" meta:object-count="0" meta:page-count="12" meta:paragraph-count="135" meta:word-count="2021" meta:character-count="14088" meta:non-whitespace-character-count="11596"/>
  </office:meta>
</office:document-meta>
</file>